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3106751" style:font-style-asian="normal" style:font-style-complex="normal"/>
    </style:style>
    <style:style style:name="T7" style:family="text">
      <style:text-properties fo:font-style="normal" officeooo:rsid="03151a88" style:font-style-asian="normal" style:font-style-complex="normal"/>
    </style:style>
    <style:style style:name="T8" style:family="text">
      <style:text-properties fo:font-style="normal" officeooo:rsid="031625e0" style:font-style-asian="normal" style:font-style-complex="normal"/>
    </style:style>
    <style:style style:name="T9" style:family="text">
      <style:text-properties fo:font-style="normal" officeooo:rsid="0317482f" style:font-style-asian="normal" style:font-style-complex="normal"/>
    </style:style>
    <style:style style:name="T10" style:family="text">
      <style:text-properties fo:font-style="normal" officeooo:rsid="0317a167" style:font-style-asian="normal" style:font-style-complex="normal"/>
    </style:style>
    <style:style style:name="T11" style:family="text">
      <style:text-properties fo:font-style="normal" officeooo:rsid="0318bade" style:font-style-asian="normal" style:font-style-complex="normal"/>
    </style:style>
    <style:style style:name="T12" style:family="text">
      <style:text-properties fo:font-style="normal" officeooo:rsid="0319878e" style:font-style-asian="normal" style:font-style-complex="normal"/>
    </style:style>
    <style:style style:name="T13" style:family="text">
      <style:text-properties fo:font-style="normal" officeooo:rsid="031c8e32" style:font-style-asian="normal" style:font-style-complex="normal"/>
    </style:style>
    <style:style style:name="T14" style:family="text">
      <style:text-properties fo:font-style="normal" officeooo:rsid="031dbe65" style:font-style-asian="normal" style:font-style-complex="normal"/>
    </style:style>
    <style:style style:name="T15" style:family="text">
      <style:text-properties fo:font-style="normal" officeooo:rsid="031e39c1" style:font-style-asian="normal" style:font-style-complex="normal"/>
    </style:style>
    <style:style style:name="T16" style:family="text">
      <style:text-properties fo:font-style="normal" officeooo:rsid="03204260" style:font-style-asian="normal" style:font-style-complex="normal"/>
    </style:style>
    <style:style style:name="T17" style:family="text">
      <style:text-properties fo:font-style="normal" officeooo:rsid="03243b7e" style:font-style-asian="normal" style:font-style-complex="normal"/>
    </style:style>
    <style:style style:name="T18" style:family="text">
      <style:text-properties fo:font-style="normal" officeooo:rsid="03279c5c" style:font-style-asian="normal" style:font-style-complex="normal"/>
    </style:style>
    <style:style style:name="T19" style:family="text">
      <style:text-properties fo:font-style="normal" officeooo:rsid="0327c81c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c4f176"/>
    </style:style>
    <style:style style:name="T25" style:family="text">
      <style:text-properties officeooo:rsid="03b4652d"/>
    </style:style>
    <style:style style:name="T26" style:family="text">
      <style:text-properties officeooo:rsid="0473a949"/>
    </style:style>
    <style:style style:name="T27" style:family="text">
      <style:text-properties officeooo:rsid="0387836c"/>
    </style:style>
    <style:style style:name="T28" style:family="text">
      <style:text-properties officeooo:rsid="023c6ef8"/>
    </style:style>
    <style:style style:name="T29" style:family="text">
      <style:text-properties officeooo:rsid="023d86f1"/>
    </style:style>
    <style:style style:name="T30" style:family="text">
      <style:text-properties officeooo:rsid="023e4245"/>
    </style:style>
    <style:style style:name="T31" style:family="text">
      <style:text-properties style:font-name="EB Garamond 12 All SC"/>
    </style:style>
    <style:style style:name="T32" style:family="text">
      <style:text-properties style:font-name="EB Garamond 12 All SC" officeooo:rsid="03106751"/>
    </style:style>
    <style:style style:name="T33" style:family="text">
      <style:text-properties officeooo:rsid="02f83ef8"/>
    </style:style>
    <style:style style:name="T34" style:family="text">
      <style:text-properties officeooo:rsid="030830fa"/>
    </style:style>
    <style:style style:name="T35" style:family="text">
      <style:text-properties officeooo:rsid="030fd317"/>
    </style:style>
    <style:style style:name="T36" style:family="text">
      <style:text-properties officeooo:rsid="030feb5b"/>
    </style:style>
    <style:style style:name="T37" style:family="text">
      <style:text-properties officeooo:rsid="03106751"/>
    </style:style>
    <style:style style:name="T38" style:family="text">
      <style:text-properties officeooo:rsid="0317482f"/>
    </style:style>
    <style:style style:name="T39" style:family="text">
      <style:text-properties officeooo:rsid="0318bade"/>
    </style:style>
    <style:style style:name="T40" style:family="text">
      <style:text-properties officeooo:rsid="031c8e32"/>
    </style:style>
    <style:style style:name="T41" style:family="text">
      <style:text-properties officeooo:rsid="031e39c1"/>
    </style:style>
    <style:style style:name="T42" style:family="text">
      <style:text-properties officeooo:rsid="031f6f79"/>
    </style:style>
    <style:style style:name="T43" style:family="text">
      <style:text-properties officeooo:rsid="03204260"/>
    </style:style>
    <style:style style:name="T44" style:family="text">
      <style:text-properties officeooo:rsid="03219f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24">Esser-</text:span>Skala, 20<text:span text:style-name="T37">20</text:span></text:p>
      <text:p text:style-name="P20"/>
      <text:p text:style-name="P20"/>
      <text:p text:style-name="P11">© 20<text:span text:style-name="T37">20</text:span> by Wolfgang <text:span text:style-name="T24">Esser-</text:span>Skala. This edition is licensed under the Creative Commons Attribution<text:span text:style-name="T22">-NonCommercial-ShareAlike</text:span> 4.0 International License. To view a copy of this license, visit http://creativecommons.org/licenses/by<text:span text:style-name="T23">-nc-sa</text:span>/4.0/. </text:p>
      <text:p text:style-name="P10"/>
      <text:p text:style-name="P12">Music engraving by LilyPond 2.18.0 (http://www.lilypond.org).<text:span text:style-name="T21"><text:line-break/>Front matter</text:span> typeset with EB Garamond (http://www.georgduffner.at/ebgaramond).</text:p>
      <text:p text:style-name="P20"/>
      <text:p text:style-name="P9">First <text:span text:style-name="T24">version</text:span>, <text:span text:style-name="T37">January 2020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bases upon <text:span text:style-name="T35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28">https://digital.staatsbibliothek-berlin.de/werkansicht/?PPN=PPN1023705923<text:line-break/><text:tab/></text:span>(siglum<text:span text:style-name="T26"> </text:span>Mus.<text:span text:style-name="T28">ms. 21400</text:span>)</text:p>
      <text:p text:style-name="P2"/>
      <text:p text:style-name="P6">In general, this edition closely follows the <text:span text:style-name="T27">manuscript. </text:span>Any<text:span text:style-name="T33"> </text:span>changes <text:span text:style-name="T20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2">, 1.5 (bars 32, 39 to 44), 1.7 (bars 8 to 10, 55 to 57)</text:span></text:p>
      <text:p text:style-name="P23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6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5">January</text:span><text:span text:style-name="T4"> 20</text:span><text:span text:style-name="T5">20</text:span><text:line-break/>Wolfgang <text:span text:style-name="T25">Esser-</text:span>Skala</text:p>
      <text:p text:style-name="P18"/>
      <text:p text:style-name="P18"/>
      <text:p text:style-name="P19">Das verlohrne Schäflein (Canto 1)<text:span text:style-name="T44"><text:line-break/>Das Evangelium (Alto 1)</text:span></text:p>
      <text:p text:style-name="P34">Der Evangeliſte (Tenore)</text:p>
      <text:p text:style-name="P19">Das Geſetze (Basſo)</text:p>
      <text:p text:style-name="P25"><text:line-break/>C O N T E N T S</text:p>
      <text:p text:style-name="P22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34">-</text:span> und ſter<text:span text:style-name="T34">-</text:span><text:line-break/>bende<text:line-break/>Gute Hirte,<text:line-break/>am<text:line-break/>Heil. Char<text:span text:style-name="T34">-</text:span>Freytage,<text:line-break/>1727<text:line-break/>In Hoch<text:span text:style-name="T34">-</text:span>Fürſtl. Schloß<text:span text:style-name="T34">-</text:span>Kirche<text:line-break/>zum Friedenſtein,<text:line-break/>Musicaliſch aufgeführet,<text:line-break/>und in<text:line-break/>gebundene und harmoniſche Zei<text:span text:style-name="T34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34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34"><text:tab/></text:span><text:line-break/><text:line-break/>Du ſollſt in dieſen Blättern deinen Heyland in ſeinem blutigen Leiden und Sterben ſehen. Dir iſt aber nicht unbekandt, wie e<text:span text:style-name="T34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34">Weder</text:span> mein Vorſatz, noch der Raum <text:span text:style-name="T34">l</text:span>eiden es, die Zärtlichkeiten, womit ein treuer Hirte ſeiner geliebten Heerde<text:span text:style-name="T34"> begegnet, hier weitläufig zu beſchreiben, ſondern ich ſetze nur die Worte Jeſu, Joh. X: </text:span><text:span text:style-name="T2">Ein guter Hirte läſſet ſein Leben für die Schafe</text:span><text:span text:style-name="T34">, zu weiterer Betrachtung auch, weil doch von der Liebe eines </text:span><text:span text:style-name="T2">guten Hirten</text:span><text:span text:style-name="T34"> gegen ſeine Heerde gewiß keine größre Probe verlanget, mithin auch nichts Höhers geſagt werden kan.<text:tab/><text:line-break/>Und ſiehe! hier lieget </text:span><text:span text:style-name="T2">dein guter Hirte</text:span><text:span text:style-name="T34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34">. O! ſo erſchrick demnach vor dem Donner des </text:span><text:span text:style-name="T2">Geſetzes</text:span><text:span text:style-name="T34">, wenn du bey ſeinem Tode Berge und Felſen, als erſtaunliche Trauer-Glocken klingen höreſt. Verbinde aber auch dein Hertze mit den Troſt-Sp??ereyen des ſüßen </text:span><text:span text:style-name="T2">Evangelii</text:span><text:span text:style-name="T34">, wenn du bedenkeſt, daß alle deine Sünden in dem Grabe deines </text:span><text:span text:style-name="T2">guten Hirten</text:span><text:span text:style-name="T34"> verſchloßen seyn. So wirſt du ſeinen Sterbens-Tag, als ein getreues </text:span><text:span text:style-name="T2">Schäflein</text:span><text:span text:style-name="T34"> ihm wohlgefällig, und dir höchſt-erſprießlich begehren, und dermahleinſt mit ihm dich ewig erfreuen.</text:span></text:p>
      <text:p text:style-name="P15"><text:soft-page-break/><text:span text:style-name="T31">p a r s <text:s text:c="2"/></text:span><text:span text:style-name="T32">i</text:span></text:p>
      <text:p text:style-name="P13"/>
      <text:p text:style-name="P26">1<text:span text:style-name="T30">.1</text:span><text:tab/>Choral: <text:tab/><text:span text:style-name="T37">Jeſu! frommer Menschenheerden<text:tab/>3</text:span><text:line-break/><text:line-break/><text:span text:style-name="T29">Chor<text:tab/></text:span><text:span text:style-name="T6">Jeſu! frommer Menſchenheerden<text:line-break/><text:tab/>guter und getreuer Hirt,<text:line-break/><text:tab/>laß mich auch dein Schäflein werden, <text:line-break/><text:tab/>da</text:span><text:span text:style-name="T7">s</text:span><text:span text:style-name="T6"> dein Stab und Stimme führt. <text:line-break/><text:tab/>Ach! du ha</text:span><text:span text:style-name="T8">ſ</text:span><text:span text:style-name="T6">t aus Lieb dein Leben <text:line-break/><text:tab/>für die Schafe hingegeben, <text:line-break/><text:tab/>und du gabſt es auch für mich, <text:line-break/><text:tab/>laß mich wieder lieben dich.</text:span></text:p>
      <text:p text:style-name="P26"/>
      <text:p text:style-name="P26"/>
      <text:p text:style-name="P27"><text:span text:style-name="T38">1.2<text:tab/>Recitativo:<text:tab/>Betrübter Fall<text:tab/>1</text:span><text:span text:style-name="T9"><text:line-break/><text:line-break/></text:span><text:span text:style-name="T38">Das</text:span><text:span text:style-name="T9"><text:tab/>Betrübter Fall! ach unglückſeelger Bißen!<text:line-break/></text:span><text:span text:style-name="T38">verlohrne</text:span><text:span text:style-name="T9"><text:tab/>Wie viel haſt du mir doch entrißen?<text:line-break/></text:span><text:span text:style-name="T38">Schäflein</text:span><text:span text:style-name="T9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0">’t</text:span><text:span text:style-name="T9">er Wuſt und Grauß,<text:line-break/><text:tab/>und brüten lauter Sünden aus.<text:line-break/><text:tab/>O weh, daß ich alſo gefallen bin!</text:span></text:p>
      <text:p text:style-name="P27"/>
      <text:p text:style-name="P27"/>
      <text:p text:style-name="P28"><text:span text:style-name="T39">1.3<text:tab/>Aria:<text:tab/>Ach, wo bin ich hingerathen<text:tab/>1</text:span><text:span text:style-name="T11"><text:line-break/><text:line-break/></text:span><text:span text:style-name="T39">Das</text:span><text:span text:style-name="T11"><text:tab/>Ach, wo bin ich hingerathen!<text:line-break/></text:span><text:span text:style-name="T38">verlohrne</text:span><text:span text:style-name="T11"><text:tab/>Ach, wie hab ich mich verirrt!<text:line-break/></text:span><text:span text:style-name="T38">Schäflein</text:span><text:span text:style-name="T11"><text:tab/>Wehe mir verla</text:span><text:span text:style-name="T12">ß</text:span><text:span text:style-name="T11">nen Armen!<text:line-break/><text:tab/>Will ſich mein getreuer Hirt<text:line-break/><text:tab/>jetzt nicht über mich erbarmen,<text:line-break/><text:tab/>ſterb ich in den Mißethaten.</text:span></text:p>
      <text:p text:style-name="P28"/>
      <text:p text:style-name="P28"/>
      <text:p text:style-name="P29"><text:span text:style-name="T40">1.4<text:tab/>Recitativo:<text:tab/>Auf Sünde folget Fluch und Strafe<text:tab/>1</text:span><text:span text:style-name="T13"><text:line-break/><text:line-break/></text:span><text:span text:style-name="T40">Das Geſetze</text:span><text:span text:style-name="T13"><text:tab/>Auf Sünde folget Fluch und Strafe.<text:line-break/><text:tab/>Du w</text:span><text:span text:style-name="T14">u</text:span><text:span text:style-name="T13">ſteſt deines Hirten Willen,<text:line-break/><text:tab/>dir war der rechte Weg bekandt,<text:line-break/><text:tab/>doch weil du dich davon gewandt,<text:line-break/><text:tab/>ſo muß an dir, boßhaften Sch</text:span><text:span text:style-name="T14">a</text:span><text:span text:style-name="T13">afe,<text:line-break/><text:tab/>ſich Gottes Zorn-Gericht erfüllen.</text:span></text:p>
      <text:p text:style-name="P29"/>
      <text:p text:style-name="P29"/>
      <text:p text:style-name="P30"><text:span text:style-name="T41">1.5<text:tab/>Aria:<text:tab/>Wer ein Paradieß verſchertzet<text:tab/>1</text:span><text:span text:style-name="T15"><text:line-break/><text:line-break/></text:span><text:span text:style-name="T41">Das Geſetze</text:span><text:span text:style-name="T15"><text:tab/></text:span><text:span text:style-name="T16">Wer ein Paradieß verſchertzet,<text:line-break/><text:tab/>mag auf Dorn und Diſteln gehn.<text:line-break/></text:span><text:soft-page-break/><text:span text:style-name="T16"><text:tab/>Schmachte nun auf dürrer Heide,<text:line-break/><text:tab/>denn die vorgenoßne Weide<text:line-break/><text:tab/>muß vor dich verschloßen ſtehn.</text:span></text:p>
      <text:p text:style-name="P30"/>
      <text:p text:style-name="P30"/>
      <text:p text:style-name="P31"><text:span text:style-name="T43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1"/>
      <text:p text:style-name="P31"/>
      <text:p text:style-name="P32"><text:span text:style-name="T41">1.7<text:tab/>Aria:<text:tab/>Sein Hertze brennt in ſüßen Liebesflammen<text:tab/>1<text:line-break/><text:line-break/>Das</text:span><text:span text:style-name="T15"><text:tab/>Sein Hertze brennt in ſüßen Liebesflammen</text:span><text:span text:style-name="T41"><text:line-break/>Evangelium</text:span><text:span text:style-name="T15"><text:tab/></text:span><text:span text:style-name="T17">und ſehnet ſich nach dir.<text:line-break/><text:tab/>Er ſpricht: Will dich Gesetz und Fluch verdammen,<text:line-break/><text:tab/>ſo komme nur zu mir.</text:span></text:p>
      <text:p text:style-name="P32"/>
      <text:p text:style-name="P32"/>
      <text:p text:style-name="P32"><text:span text:style-name="T40">1.8<text:tab/>Recitativo:<text:tab/>Er iſt auf dieſe Welt gebohren<text:tab/>1<text:line-break/><text:line-break/>Der</text:span><text:span text:style-name="T13"><text:tab/></text:span><text:span text:style-name="T18">Er iſt auf dieſe Welt gebohren,</text:span><text:span text:style-name="T40"><text:line-break/>Evangeliſte</text:span><text:span text:style-name="T13"><text:tab/></text:span><text:span text:style-name="T18">zu ſuchen, was verlohren.<text:line-break/><text:tab/>Erſt ſucht </text:span><text:span text:style-name="T19">E</text:span><text:span text:style-name="T18">r di</text:span><text:span text:style-name="T19">ch</text:span><text:span text:style-name="T18"> im Stall zu Bethlehem,<text:line-break/><text:tab/></text:span><text:span text:style-name="T19">m</text:span><text:span text:style-name="T18">it weinenden, doch ſüßen Lippen</text:span><text:span text:style-name="T4"><text:line-break/></text:span><text:span text:style-name="T18"><text:tab/>rief </text:span><text:span text:style-name="T19">E</text:span><text:span text:style-name="T18">r aus </text:span><text:span text:style-name="T19">S</text:span><text:span text:style-name="T18">einer harten Krippen:<text:line-break/><text:tab/>Wenn doch mein Schäflein zu mir käm!<text:line-break/><text:tab/>Er wolt als Joseph fliehn<text:line-break/><text:tab/>und in Egypten ziehn,<text:line-break/><text:tab/>damit </text:span><text:span text:style-name="T19">E</text:span><text:span text:style-name="T18">r deine Zuflucht würde.<text:line-break/><text:tab/>Wie manche ſchwere Bürde<text:line-break/><text:tab/>nahm </text:span><text:span text:style-name="T19">E</text:span><text:span text:style-name="T18">r in </text:span><text:span text:style-name="T19">S</text:span><text:span text:style-name="T18">einem Lebens</text:span><text:span text:style-name="T19"> L</text:span><text:span text:style-name="T18">auf<text:line-break/><text:tab/>um deinetwillen willig auf!<text:line-break/><text:tab/>Wie oft ließ </text:span><text:span text:style-name="T19">E</text:span><text:span text:style-name="T18">r, dich zu gewinnen,<text:line-break/><text:tab/>aus Liebe </text:span><text:span text:style-name="T19">[</text:span><text:span text:style-name="T18">heiße</text:span><text:span text:style-name="T19">]</text:span><text:span text:style-name="T18"> Thränen rinnen!<text:line-break/><text:tab/>Jetzt, da </text:span><text:span text:style-name="T19">E</text:span><text:span text:style-name="T18">r ſterben will,<text:line-break/><text:tab/>vermacht </text:span><text:span text:style-name="T19">E</text:span><text:span text:style-name="T18">r dir am Ende<text:line-break/><text:tab/></text:span><text:span text:style-name="T19">S</text:span><text:span text:style-name="T18">ein Fleiſch und Blut im Neuen Teſtamente.<text:line-break/><text:tab/>Ach eile doch in jenen großen Saal<text:line-break/><text:tab/>zu </text:span><text:span text:style-name="T19">S</text:span><text:span text:style-name="T18">einem ſüßen Abendmah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21:00:41.836733279</dc:date>
    <dc:creator>Wolfgang Skala</dc:creator>
    <meta:editing-duration>P8DT3H50M52S</meta:editing-duration>
    <meta:editing-cycles>751</meta:editing-cycles>
    <meta:generator>LibreOffice/4.2.8.2$Linux_X86_64 LibreOffice_project/420m0$Build-2</meta:generator>
    <meta:document-statistic meta:table-count="0" meta:image-count="1" meta:object-count="0" meta:page-count="5" meta:paragraph-count="27" meta:word-count="989" meta:character-count="6488" meta:non-whitespace-character-count="5433"/>
  </office:meta>
</office:document-meta>
</file>